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roid Sans" svg:font-family="'Droid Sans'" style:font-family-generic="swiss"/>
    <style:font-face style:name="Droid Sans1" svg:font-family="'Droid Sans', 'Arial Unicode MS'" style:font-family-generic="swiss"/>
    <style:font-face style:name="DejaVu Sans2" svg:font-family="'DejaVu Sans'" style:font-pitch="variable"/>
    <style:font-face style:name="DejaVu Sans1" svg:font-family="'DejaVu Sans', 'MS Mincho'"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Text_20_body">
      <style:paragraph-properties fo:orphans="2" fo:widows="2"/>
      <style:text-properties fo:color="#ff0000"/>
    </style:style>
    <style:style style:name="P3" style:family="paragraph" style:parent-style-name="Text_20_body">
      <style:paragraph-properties fo:orphans="2" fo:widows="2"/>
      <style:text-properties fo:color="#ff0000" style:font-name="Times New Roman" fo:font-weight="bold" style:font-weight-asian="bold"/>
    </style:style>
    <style:style style:name="P4" style:family="paragraph" style:parent-style-name="Text_20_body">
      <style:paragraph-properties fo:orphans="2" fo:widows="2"/>
      <style:text-properties fo:color="#000000"/>
    </style:style>
    <style:style style:name="P5" style:family="paragraph" style:parent-style-name="Text_20_body">
      <style:paragraph-properties fo:orphans="2" fo:widows="2"/>
      <style:text-properties fo:color="#000000" style:font-name="Times New Roman" fo:font-weight="bold" style:font-weight-asian="bold"/>
    </style:style>
    <style:style style:name="P6" style:family="paragraph" style:parent-style-name="Text_20_body">
      <style:paragraph-properties fo:orphans="2" fo:widows="2"/>
      <style:text-properties fo:color="#000000" style:font-name="Times New Roman" fo:font-weight="bold" style:font-weight-asian="bold" style:font-weight-complex="bold"/>
    </style:style>
    <style:style style:name="P7" style:family="paragraph" style:parent-style-name="Text_20_body" style:master-page-name="Standard">
      <style:paragraph-properties fo:orphans="2" fo:widows="2" style:page-number="auto"/>
    </style:style>
    <style:style style:name="P8" style:family="paragraph">
      <style:paragraph-properties style:line-height-at-least="0in" fo:text-align="start" style:punctuation-wrap="simple" style:writing-mode="lr-tb"/>
    </style:style>
    <style:style style:name="P9" style:family="paragraph">
      <style:paragraph-properties fo:margin-left="0in" fo:margin-right="0in" fo:margin-top="0in" fo:margin-bottom="0in" style:line-height-at-least="0in" fo:text-align="start" fo:text-indent="0in" style:text-autospace="ideograph-alpha" style:punctuation-wrap="simple" style:line-break="strict" style:writing-mode="lr-tb"/>
    </style:style>
    <style:style style:name="T1" style:family="text">
      <style:text-properties fo:color="#ff0000"/>
    </style:style>
    <style:style style:name="T2" style:family="text">
      <style:text-properties fo:color="#ff0000" style:font-name="Times New Roman"/>
    </style:style>
    <style:style style:name="T3" style:family="text">
      <style:text-properties fo:color="#ff0000" style:font-name="Times New Roman" fo:font-weight="bold" style:font-weight-asian="bold"/>
    </style:style>
    <style:style style:name="T4" style:family="text">
      <style:text-properties fo:color="#ff0000" style:font-name="Times New Roman" fo:font-style="italic" style:font-style-asian="italic" style:font-style-complex="italic"/>
    </style:style>
    <style:style style:name="T5" style:family="text">
      <style:text-properties style:font-name="Times New Roman"/>
    </style:style>
    <style:style style:name="T6" style:family="text">
      <style:text-properties fo:color="#000000"/>
    </style:style>
    <style:style style:name="T7" style:family="text">
      <style:text-properties fo:color="#000000" style:font-name="Times New Roman"/>
    </style:style>
    <style:style style:name="T8" style:family="text">
      <style:text-properties fo:color="#000000" style:font-name="Times New Roman" fo:font-style="italic" style:font-style-asian="italic"/>
    </style:style>
    <style:style style:name="T9" style:family="text">
      <style:text-properties fo:color="#000000" style:font-name="Times New Roman" fo:font-style="italic" style:font-style-asian="italic" style:font-style-complex="italic"/>
    </style:style>
    <style:style style:name="T10" style:family="text">
      <style:text-properties fo:color="#000000" style:font-name="Times New Roman" fo:font-weight="bold" style:font-weight-asian="bold"/>
    </style:style>
    <style:style style:name="T11" style:family="text">
      <style:text-properties fo:color="#000000" style:text-line-through-style="solid" style:font-name="Times New Roman"/>
    </style:style>
    <style:style style:name="T12" style:family="text">
      <style:text-properties fo:color="#000000" style:text-line-through-style="solid" style:font-name="Times New Roman" fo:font-style="italic" style:font-style-asian="italic"/>
    </style:style>
    <style:style style:name="T13" style:family="text">
      <style:text-properties style:use-window-font-color="true" style:font-name="Droid Sans1" fo:font-size="10pt" fo:language="en" fo:country="US" style:letter-kerning="true" style:font-name-asian="DejaVu Sans1" style:font-size-asian="10pt" style:language-asian="zxx" style:country-asian="none" style:font-name-complex="DejaVu Sans1" style:font-size-complex="12pt" style:language-complex="zxx" style:country-complex="none"/>
    </style:style>
    <style:style style:name="T14"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letter-kerning="true" style:font-name-asian="DejaVu Sans2" style:font-size-asian="10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DRAFT</text:span><office:annotation><dc:creator>msunardi </dc:creator><dc:date>2010-01-12T13:24:00</dc:date><text:p text:style-name="P8"><text:span text:style-name="T13">Images need to be added in this chapter</text:span></text:p></office:annotation><text:span text:style-name="T3">**</text:span></text:p>
      <text:p text:style-name="P3"/>
      <text:p text:style-name="P3"/>
      <text:p text:style-name="P3">MY CHANGES AND QUESTIONS IN RED BELOW</text:p>
      <text:p text:style-name="P5">Chapter 2 – Related Works in Expressive Animations of Humanoid Robots</text:p>
      <text:p text:style-name="P1"/>
      <text:p text:style-name="P6">Interactive Humanoid Robots</text:p>
      <text:p text:style-name="P1"><text:span text:style-name="T7">Kismet is a robotic head developed by Cynthia Breazeal at MIT [ ref to </text:span><text:a xlink:type="simple" xlink:href="http://books.google.com/books?hl=en&amp;lr=&amp;id=402dquhxSTQC&amp;oi=fnd&amp;pg=PA1&amp;dq=breazeal+kismet&amp;ots=oxWktUrdyj&amp;sig=PIDjVCJ5lQXez7zWYf1-3bHri1E" office:target-frame-name="_blank" xlink:show="new"><text:span text:style-name="Internet_20_link"><text:span text:style-name="T5">Designing Sociable Robots</text:span></text:span></text:a><text:span text:style-name="T7"> ]. Breazeal used Kismet mainly as a platform to model social interaction behaviors, and in particular, emotive effects in social interactions. The behavior model used in Breazeal's seminal work was that of a child. The robot was programmed to always seeking attention/interaction. For example: the robot becomes 'happy' when a person is playing/interacting with it, and becomes 'sad' when nobody is interacting with it, or when it is being ignored. Kismet perceives user interactions through cameras (for face detection and object tracking), touch sensors, and prosody recognition. In return, Kismet responds by executing pre-programmed emotive facial expressions and prosodic voices without semantic language. Kismet was also used to model interaction norms such as turn-takings, gaze direction, and personal space [  ref to </text:span><text:a xlink:type="simple" xlink:href="http://citeseerx.ist.psu.edu/viewdoc/download?doi=10.1.1.24.5292&amp;rep=rep1&amp;type=pdf" office:target-frame-name="_blank" xlink:show="new"><text:span text:style-name="Internet_20_link"><text:span text:style-name="T5">Context-Dependent Attention System </text:span></text:span></text:a><text:span text:style-name="T7">].</text:span></text:p>
      <text:p text:style-name="P1"/>
      <text:p text:style-name="P1"><text:span text:style-name="T7">The WE-4RII robot was developed by the Takanishi Lab at Waseda University, Japan [ ref to </text:span><text:a xlink:type="simple" xlink:href="http://www.robocasa.net/people/zecca/2004/iros2004_miwa.pdf" office:target-frame-name="_blank" xlink:show="new"><text:span text:style-name="Internet_20_link"><text:span text:style-name="T5">Effective E</text:span></text:span></text:a><text:a xlink:type="simple" xlink:href="http://www.robocasa.net/people/zecca/2004/iros2004_miwa.pdf" office:target-frame-name="_blank" xlink:show="new"><text:span text:style-name="Internet_20_link"><text:span text:style-name="T5">mot</text:span></text:span></text:a><text:a xlink:type="simple" xlink:href="http://www.robocasa.net/people/zecca/2004/iros2004_miwa.pdf" office:target-frame-name="_blank" xlink:show="new"><text:span text:style-name="Internet_20_link"><text:span text:style-name="T5">ional Expressions with WE-4RII</text:span></text:span></text:a><text:span text:style-name="T7"> ]. The WE-4RII robot has a face which is capable of many emotional expressions comparable to Kismet, a torso, and a pair of humanoid arms and hands. The robot is capable of many behaviors, those similar to Kismet's, such as object tracking, emotional facial expressions accompanied by speech/voice. Many other features include a pair of artificial 'lungs' for smell/chemical detection, Electro-Luminiscent sheets on its cheeks that changes colors, pressure sensitive grip, voice localization, and some touch sensing. Like Kismet, WE-4RII was also programmed with a mental model. The mental model for WE-4RII was derived from behavioral psychology theories such as Maslov's Hierarchy of Needs and C. L. Hull's behavior theory [ ref to </text:span><text:a xlink:type="simple" xlink:href="http://www.takanishi.mech.waseda.ac.jp/top/research/we/we-4rII/index.htm" office:target-frame-name="_blank" xlink:show="new"><text:span text:style-name="Internet_20_link"><text:span text:style-name="T5">WE-4RII Website</text:span></text:span></text:a><text:span text:style-name="T8">, </text:span><text:a xlink:type="simple" xlink:href="http://agrosy.informatik.uni-kl.de/fileadmin/Literatur/humanoid/Itoh05a.pdf" office:target-frame-name="_blank" xlink:show="new"><text:span text:style-name="Internet_20_link"><text:span text:style-name="T5">Behavior Model of Humanoid Robots Based on Operant Conditioning</text:span></text:span></text:a><text:span text:style-name="T7"> ]. The speed of the movements of the robot is affected by the amount of 'drive' levels from its emotional states, while the kind of expressive responses are chosen from a set of pre-programmed expressions. </text:span><text:span text:style-name="T2">What are the principles of Hulls’ theory?</text:span><office:annotation><dc:creator>msunardi </dc:creator><dc:date>2010-01-12T21:54:00</dc:date><text:p text:style-name="P9"><text:span text:style-name="T14">Hull was a psychologist who developed a theory that all living creatures' behaviors are based on motivations to satisfy basic biological needs such as hunger, thirst, pleasure, and pain avoidance.</text:span></text:p></office:annotation></text:p>
      <text:p text:style-name="P1"/>
      <text:p text:style-name="P1"><text:span text:style-name="T7">The Public Anemone is an animorphic (animal-like) robot developed by MIT [ ref to </text:span><text:a xlink:type="simple" xlink:href="http://portal.acm.org/citation.cfm?id=792704.792733" office:target-frame-name="_blank" xlink:show="new"><text:span text:style-name="Internet_20_link"><text:span text:style-name="T5">Interactive Robot Theatre</text:span></text:span></text:a><text:span text:style-name="T7"> ]. The Public Anemone itself is actually a Robot Theatre, where the anemone robot does a set of pre-programmed behaviors which </text:span><text:span text:style-name="T2">repeat indefinitely</text:span><text:span text:style-name="T7"> in some kind of a stage. The audience, however, can interact with the robot and trigger the robot to perform some gestures. <text:s/>The whole stage is equipped with several cameras to detect the presence and positions of the audience (e.g. the number of people in the audience, skin tone tracking). For example: by approaching the anemone robot (e.g. trying to reach the robot with a hand), the anemone robot will perform a 'recoiling' gesture by moving away from the hand and shaking – as if in fear/defensive. Once the hand is moved away, (as if the robot no longer feels threatened) the robot goes back to doing its 'daily routine.'</text:span></text:p>
      <text:p text:style-name="P1"><text:span text:style-name="T1">Try to find Zeno by Henson, this is amazing robot to be soon delivered.</text:span><office:annotation><dc:creator>msunardi </dc:creator><dc:date>2010-01-13T17:21:00</dc:date><text:p text:style-name="P9"><text:span text:style-name="T14">I will add it soon.</text:span></text:p></office:annotation></text:p>
      <text:p text:style-name="P2"/>
      <text:p text:style-name="P4"><text:soft-page-break/></text:p>
      <text:p text:style-name="P1"><text:span text:style-name="T7">The robot iCat is a robot head which was designed to look like a cartoon cat character, built by Albert van Breemen et. al. at the Philips Research Laboratory [ref to </text:span><text:a xlink:type="simple" xlink:href="http://portal.acm.org/citation.cfm?id=1082473.1082823"><text:span text:style-name="Internet_20_link"><text:span text:style-name="T5">iCat </text:span></text:span></text:a><text:span text:style-name="T7">]. <text:s/>The iCat robot is capable of many facial expressions (e.g. sleepy, angry, happy, surprised), synchronized lip movements with speech, input through speech (speech recognition), vision (face and object detection), and touch. <text:s/>In many ways, the idea behind iCat is very similar to the Cynthia Breazeal's vision for Kismet: a research platform for human-robot social interaction. <text:s/>Of particular interest is the animation system for iCat. <text:s/>To animate iCat, a motion library is used, and each motion in the library was handcrafted using the Disney Animation Principles [ ref to </text:span><text:span text:style-name="T9">Illusion of Life</text:span><text:span text:style-name="T7"> ]. <text:s/>The animation of the robot is managed using five Animation Channels, a merging logic, and transition filter [ ref to </text:span><text:a xlink:type="simple" xlink:href="http://ieeexplore.ieee.org/xpls/abs_all.jsp?arnumber=1389845&amp;tag=1"><text:span text:style-name="Internet_20_link"><text:span text:style-name="T5">iCat animation engine</text:span></text:span></text:a><text:span text:style-name="T7"> ]. </text:span><text:span text:style-name="T2">Will you explain in more detail what are merging logic and transition filter?</text:span><office:annotation><dc:creator>msunardi </dc:creator><dc:date>2010-01-12T21:59:00</dc:date><text:p text:style-name="P9"><text:span text:style-name="T14">Yes, I'm actually planning to use something similar to them in my program. <text:s/>I'm thinking of explaining it when I'm describing my system. <text:s/>Do you prefer that I briefly describe them here?</text:span></text:p></office:annotation></text:p>
      <text:p text:style-name="P1"/>
      <text:p text:style-name="P6">Signal-based Animations</text:p>
      <text:p text:style-name="P1"><text:span text:style-name="T7">All of the robots mentioned above use a set of pre-programmed motions as their response. <text:s/>The biggest issue with the pre-programmed motion libraries is that the robot can quickly </text:span><text:span text:style-name="T2">become </text:span><text:span text:style-name="T4">boring</text:span><text:span text:style-name="T9">. <text:s/></text:span><text:span text:style-name="T7">This is</text:span><text:span text:style-name="T9"> </text:span><text:span text:style-name="T7">because often there are only a few ready motions in the library, and there are few circumstances the robot can respond to. <text:s/>Thus, the result is the perception of limited interaction and repetitive responses. Researchers in the animation field try to find ways to enable real-time response generation for virtual agents (e.g. video game characters). <text:s/>Bruderlin and Williams showed that by representing motion data as signals, common signal processing techniques such as multiresolution filtering, waveshaping, timewarping, and interpolation can be applied to the motion data [ ref to </text:span><text:span text:style-name="T9">Motion Signal Processing</text:span><text:span text:style-name="T7"> ]. <text:s/>As signals, motion data can be manipulated in real-time to be exaggerated, subdued, or blended with other motions. <text:s/>Unuma </text:span><text:span text:style-name="T2">et. al. used Fourier</text:span><text:span text:style-name="T7"> Analysis to create transitions between two periodic motions using normalized coefficients [0,1] between the Fourier coefficients of the two motions [ ref to Unuma ]. <text:s/>Also, using Fourier Analysis, motion characteristics (e.g. 'tiredness') can be extracted by calculating the difference between the coefficients of a 'neutral' motion (e.g. walk), and its variation (e.g. tired walk). <text:s/>This extracted motion characteristic can then be applied to other motion (e.g. run) to create a similar characteristic on this other motion (e.g. tired run) [ ref to Unuma ].</text:span></text:p>
      <text:p text:style-name="P1"/>
      <text:p text:style-name="P1"><text:span text:style-name="T7">Ken Perlin developed a method to generate pseudo-random noises that can be used for creating noise in animation (one-dimension) to animated solid textures (four-dimensions) [ </text:span><text:a xlink:type="simple" xlink:href="http://portal.acm.org/citation.cfm?id=325165.325247" office:target-frame-name="_blank" xlink:show="new"><text:span text:style-name="Internet_20_link"><text:span text:style-name="T5">An Image Synthesizer</text:span></text:span></text:a><text:span text:style-name="T7"> ]. Perlin's noise-generating method (popularly known as </text:span><text:span text:style-name="T8">Perlin Noise</text:span><text:span text:style-name="T7">) have been used to create noise in the movement of a virtual character [ </text:span><text:a xlink:type="simple" xlink:href="http://portal.acm.org/citation.cfm?id=983868" office:target-frame-name="_blank" xlink:show="new"><text:span text:style-name="Internet_20_link"><text:span text:style-name="T5">GPU Gems</text:span></text:span></text:a><text:span text:style-name="T7"> ] or robot [ </text:span><text:a xlink:type="simple" xlink:href="http://portal.acm.org/citation.cfm?id=237170.237258" office:target-frame-name="_blank" xlink:show="new"><text:span text:style-name="Internet_20_link"><text:span text:style-name="T5">Improv</text:span></text:span></text:a><text:span text:style-name="T7">, </text:span><text:a xlink:type="simple" xlink:href="http://www.springerlink.com/content/h8k18422181606p8/" office:target-frame-name="_blank" xlink:show="new"><text:span text:style-name="Internet_20_link"><text:span text:style-name="T5">Experiences with Sparky</text:span></text:span></text:a><text:span text:style-name="T7"> ] to simulate those little movements such as breathing, blinking, fidgeting, or sways. Originally, Perlin Noise is often used to create and animate movements of textures in nature such as water, clouds, fire, and other elements [ </text:span><text:a xlink:type="simple" xlink:href="http://portal.acm.org/citation.cfm?id=1276435" office:target-frame-name="_blank" xlink:show="new"><text:span text:style-name="Internet_20_link"><text:span text:style-name="T5">Curl-noise</text:span></text:span></text:a><text:span text:style-name="T7"> , </text:span><text:a xlink:type="simple" xlink:href="http://citeseerx.ist.psu.edu/viewdoc/download?doi=10.1.1.69.2726&amp;rep=rep1&amp;type=pdf" office:target-frame-name="_blank" xlink:show="new"><text:span text:style-name="Internet_20_link"><text:span text:style-name="T5">Real-time 3D Clouds</text:span></text:span></text:a><text:span text:style-name="T7"> ]. Perlin Noise is generated by creating a sequence of random noise. The sequence of noise usually starts with a smoothed (i.e. interpolated) low frequency noise to </text:span><text:span text:style-name="T8">n</text:span><text:span text:style-name="T7"> number of higher frequency noise, where each subsequent noise frequency is an octave higher than the last (fn = 2*fn-1). The sequence of noise is then added together, with the contribution of each random noise decreases as the frequency of the noise signal increases (noises with higher octave have less contribution than the lower octave noises to the final Perlin Noise). The Perlin Noise is especially useful to alleviate the 'static look' when a virtual character or robot is idle; instead of being still without any movement, the little movements (i.e. noise) give an impression of breathing or heartbeats, thus giving the illusion that the agent is 'alive.'</text:span></text:p>
      <text:p text:style-name="P5"/>
      <text:p text:style-name="P1"><text:soft-page-break/><text:span text:style-name="T7">Sergey Levine demonstrated a coordinated synthesis of prosody in speech with beat gestures [ </text:span><text:a xlink:type="simple" xlink:href="http://www.stanford.edu/~svlevine/papers/ugthesis.pdf" office:target-frame-name="_blank" xlink:show="new"><text:span text:style-name="Internet_20_link"><text:span text:style-name="T5">Body Language Animation</text:span></text:span></text:a><text:span text:style-name="T7"> ]. The beat gestures (e.g. moving the hands up and down) and their mappings to certain prosodic characteristics are done using Hidden Markov Model (HMM). Levine used motion capture data synchronized with speech, and made his system learn the probabilities of observing a beat gesture given a prosodic characteristic is detected. Using the derived model, the prosodic characteristics from an arbitrary speech input (e.g. internet chat) are used to synthesize the beat gestures on the 3D human model arms and hands, such that the arm and hand gestures complement the speech by giving gestural stresses and emphasis, as indicated by McNeill [ </text:span><text:a xlink:type="simple" xlink:href="http://books.google.com/books?id=UEdLSWfr-TsC&amp;lpg=PR9&amp;ots=47iL7CbC7H&amp;dq=body%20language%20hand%20gestures&amp;lr=&amp;pg=PR9#v=onepage&amp;q=body language hand gestures&amp;f=true" office:target-frame-name="_blank" xlink:show="new"><text:span text:style-name="Internet_20_link"><text:span text:style-name="T5">McNeill's Hand and Mind</text:span></text:span></text:a><text:a xlink:type="simple" xlink:href="http://books.google.com/books?id=UEdLSWfr-TsC&amp;lpg=PR9&amp;ots=47iL7CbC7H&amp;dq=body%20language%20hand%20gestures&amp;lr=&amp;pg=PR9#v=onepage&amp;q=body language hand gestures&amp;f=true" office:target-frame-name="_blank" xlink:show="new"><text:span text:style-name="Internet_20_link"><text:span text:style-name="T5"> </text:span></text:span></text:a><text:span text:style-name="T7">] .</text:span></text:p>
      <text:p text:style-name="P1"/>
      <text:p text:style-name="P1"><text:span text:style-name="T7">Others used prosodic information of pitch and intensity to control the animation of a 3D head model [ </text:span><text:a xlink:type="simple" xlink:href="http://citeseerx.ist.psu.edu/viewdoc/download?doi=10.1.1.75.9638&amp;rep=rep1&amp;type=pdf" office:target-frame-name="_blank" xlink:show="new"><text:span text:style-name="Internet_20_link"><text:span text:style-name="T5">Natural Head Motion Synthesis</text:span></text:span></text:a><text:span text:style-name="T7">, </text:span><text:a xlink:type="simple" xlink:href="http://ieeexplore.ieee.org/xpls/abs_all.jsp?arnumber=4217499&amp;tag=1" office:target-frame-name="_blank" xlink:show="new"><text:span text:style-name="Internet_20_link"><text:span text:style-name="T5">Prosody-Driven Head-Gesture Animation</text:span></text:span></text:a><text:span text:style-name="T7"> ]. All these prosody-driven animation methods used a very similar approach. The mappings of prosody and head gesture of a person is learned using HMM, then the learned mappings are applied to arbitrary speech and the animation of a 3D head model.</text:span></text:p>
      <text:p text:style-name="P1"><text:span text:style-name="T11">Kismet [ </text:span><text:a xlink:type="simple" xlink:href="http://books.google.com/books?hl=en&amp;lr=&amp;id=402dquhxSTQC&amp;oi=fnd&amp;pg=PA1&amp;dq=breazeal+kismet&amp;ots=oxWktUrdyj&amp;sig=PIDjVCJ5lQXez7zWYf1-3bHri1E" office:target-frame-name="_blank" xlink:show="new"><text:span text:style-name="Internet_20_link"><text:span text:style-name="T5">Designing Sociable Robots</text:span></text:span></text:a><text:span text:style-name="T11"> ] was able to perceive the prosody of a person's speech, which determines its mood, and consequently, its facial expressions. However, Kismet's head gesture animations are not directly </text:span><text:span text:style-name="T12">controlled</text:span><text:span text:style-name="T11"> by prosody. Instead, prosody is used only as Kismet's audio response.</text:span></text:p>
      <text:p text:style-name="P1"/>
      <text:p text:style-name="P1"><text:span text:style-name="T6">Perhaps, the closest work in spirit to this thesis is the Music Marionette class project done by Arora, Constantin, and Fatusin from Cornell University [ </text:span><text:a xlink:type="simple" xlink:href="http://courses.cit.cornell.edu/ee476/FinalProjects/s2007/pa77_sc445_eof2/pa77_sc445_eof2/ece476b.htm">Music Marionette</text:a><text:span text:style-name="T6"> ]. <text:s/>A wooden string-puppet is actuated with two stepper motors; one motor to control the movements of the arm, the other for the movements of the legs. <text:s/>A song is used as input to control the movement (i.e. dance) of the robot. <text:s/>The analog signal of the song is filtered with two Butterworth filters. <text:s/>The first is a low-pass filter (20-100 Hz) to detect the beats (bass), while the second is a bandpass filter (400-1000 Hz) used to detect some of the pitch (notes) in the song. <text:s/>The beat information is used to move the puppet in a sudden, fast movement, while the pitch information is used for “smooth controlled dance.” <text:s/>Their system was able to make the puppet dance according to the beats and melody of the music, although with simple movements and minimum delays between the music and the movement. <text:s/>A video can be viewed from their website [ </text:span><text:a xlink:type="simple" xlink:href="http://courses.cit.cornell.edu/ee476/FinalProjects/s2007/pa77_sc445_eof2/pa77_sc445_eof2/MOV00537.MPG">video</text:a><text:span text:style-name="T6"> ].</text:span></text:p>
      <text:p text:style-name="P1"/>
      <text:p text:style-name="P1"><text:span text:style-name="T10">Motion-driven</text:span><text:span text:style-name="T7"> </text:span><text:span text:style-name="T10">Music</text:span></text:p>
      <text:p text:style-name="P1"><text:span text:style-name="T7">Camarri et.al. [ </text:span><text:a xlink:type="simple" xlink:href="http://ieeexplore.ieee.org/search/wrapper.jsp?arnumber=1377101&amp;tag=1" office:target-frame-name="_blank" xlink:show="new"><text:span text:style-name="Internet_20_link"><text:span text:style-name="T5">Communicating Expressiveness</text:span></text:span></text:a><text:span text:style-name="T7"> ] used information from motion to control the dynamics in music, such as tempo, pitch, and intensity. A user's motion is captured by camera, and the dynamics of the motion (such as: acceleration/deceleration and breaks/pauses) are analyzed using a technique called Silhouette Motion Images (SMI). SMI calculates a sum of a series of the person's silhouettes minus the current silhouette (a variation of Motion History Images) and extracts motion information such as sequences of pause and motion (stroke) phases, motion qualities (e.g. hesitation, fluency, rigidness, contraction, expansion, directness). The motion information is then mapped to certain controls of musical notes, such as pauses or duration of the note, the note pitch, and intensity or loudness (volume).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roid Sans" svg:font-family="'Droid Sans'" style:font-family-generic="swiss"/>
    <style:font-face style:name="Droid Sans1" svg:font-family="'Droid Sans', 'Arial Unicode MS'" style:font-family-generic="swiss"/>
    <style:font-face style:name="DejaVu Sans2" svg:font-family="'DejaVu Sans'" style:font-pitch="variable"/>
    <style:font-face style:name="DejaVu Sans1" svg:font-family="'DejaVu Sans', 'MS Mincho'"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 fo:font-size="12pt" fo:language="en" fo:country="US" style:letter-kerning="true" style:font-name-asian="DejaVu Sans1"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Absatz-Standardschriftart" style:family="text"/>
    <style:style style:name="WW-Absatz-Standardschriftart"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alloon_20_Text_20_Char" style:display-name="Balloon Text Char" style:family="text" style:parent-style-name="Default_20_Paragraph_20_Font">
      <style:text-properties style:font-name="Tahoma" fo:font-size="8pt" style:letter-kerning="true" style:font-name-asian="DejaVu Sans1"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sunardi </meta:initial-creator>
    <meta:creation-date>2010-01-12T15:06:00</meta:creation-date>
    <dc:creator>msunardi </dc:creator>
    <dc:date>2010-02-14T17:07:19</dc:date>
    <meta:editing-cycles>6</meta:editing-cycles>
    <meta:editing-duration>PT01H18M49S</meta:editing-duration>
    <meta:generator>OpenOffice.org/3.1$Unix OpenOffice.org_project/310m19$Build-9420</meta:generator>
    <meta:document-statistic meta:table-count="0" meta:image-count="0" meta:object-count="0" meta:page-count="3" meta:paragraph-count="18" meta:word-count="1694" meta:character-count="10636"/>
    <meta:user-defined meta:name="Info 1"/>
    <meta:user-defined meta:name="Info 2"/>
    <meta:user-defined meta:name="Info 3"/>
    <meta:user-defined meta:name="Info 4"/>
  </office:meta>
</office:document-meta>
</file>